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pt" fo:country="PT" officeooo:rsid="000a65e0" officeooo:paragraph-rsid="000a65e0"/>
    </style:style>
    <style:style style:name="P2" style:family="paragraph" style:parent-style-name="Standard">
      <style:text-properties fo:language="pt" fo:country="PT" officeooo:rsid="000bea0b" officeooo:paragraph-rsid="000bea0b"/>
    </style:style>
    <style:style style:name="P3" style:family="paragraph" style:parent-style-name="Standard">
      <style:text-properties fo:language="pt" fo:country="PT" officeooo:rsid="000c6723" officeooo:paragraph-rsid="000c6723"/>
    </style:style>
    <style:style style:name="P4" style:family="paragraph" style:parent-style-name="Standard">
      <style:text-properties fo:language="pt" fo:country="PT" officeooo:rsid="000c6723" officeooo:paragraph-rsid="000c9dda"/>
    </style:style>
    <style:style style:name="P5" style:family="paragraph" style:parent-style-name="Standard">
      <style:text-properties fo:language="pt" fo:country="PT" officeooo:rsid="000c6723" officeooo:paragraph-rsid="000cc505"/>
    </style:style>
    <style:style style:name="P6" style:family="paragraph" style:parent-style-name="Standard">
      <style:text-properties fo:language="pt" fo:country="PT" officeooo:rsid="000c9dda" officeooo:paragraph-rsid="000c9dda"/>
    </style:style>
    <style:style style:name="P7" style:family="paragraph" style:parent-style-name="Standard">
      <style:text-properties fo:language="pt" fo:country="PT" fo:font-style="italic" style:text-underline-style="solid" style:text-underline-width="auto" style:text-underline-color="font-color" officeooo:rsid="00121197" officeooo:paragraph-rsid="00121197" style:font-style-asian="italic" style:font-style-complex="italic"/>
    </style:style>
    <style:style style:name="P8" style:family="paragraph" style:parent-style-name="Standard">
      <style:text-properties fo:language="pt" fo:country="PT" fo:font-style="normal" style:text-underline-style="none" officeooo:rsid="000a65e0" officeooo:paragraph-rsid="000c9dda" style:font-style-asian="normal" style:font-style-complex="normal"/>
    </style:style>
    <style:style style:name="P9" style:family="paragraph" style:parent-style-name="Standard">
      <style:text-properties fo:language="pt" fo:country="PT" fo:font-style="normal" style:text-underline-style="none" officeooo:rsid="000a65e0" officeooo:paragraph-rsid="00121197" style:font-style-asian="normal" style:font-style-complex="normal"/>
    </style:style>
    <style:style style:name="P10" style:family="paragraph" style:parent-style-name="Standard">
      <style:text-properties fo:language="pt" fo:country="PT" fo:font-style="normal" style:text-underline-style="none" officeooo:rsid="000c6723" officeooo:paragraph-rsid="000c6723" style:font-style-asian="normal" style:font-style-complex="normal"/>
    </style:style>
    <style:style style:name="P11" style:family="paragraph" style:parent-style-name="Standard">
      <style:text-properties fo:language="pt" fo:country="PT" fo:font-style="normal" style:text-underline-style="none" officeooo:rsid="000c6723" officeooo:paragraph-rsid="00121197" style:font-style-asian="normal" style:font-style-complex="normal"/>
    </style:style>
    <style:style style:name="P12" style:family="paragraph" style:parent-style-name="Standard">
      <style:text-properties fo:language="pt" fo:country="PT" fo:font-style="normal" style:text-underline-style="none" officeooo:rsid="000bea0b" officeooo:paragraph-rsid="000bea0b" style:font-style-asian="normal" style:font-style-complex="normal"/>
    </style:style>
    <style:style style:name="P13" style:family="paragraph" style:parent-style-name="Standard">
      <style:text-properties fo:language="pt" fo:country="PT" officeooo:rsid="00121197" officeooo:paragraph-rsid="00121197"/>
    </style:style>
    <style:style style:name="P14" style:family="paragraph" style:parent-style-name="Standard">
      <style:text-properties fo:language="pt" fo:country="PT" officeooo:rsid="00138444" officeooo:paragraph-rsid="00138444"/>
    </style:style>
    <style:style style:name="T1" style:family="text">
      <style:text-properties officeooo:rsid="000bea0b"/>
    </style:style>
    <style:style style:name="T2" style:family="text">
      <style:text-properties officeooo:rsid="000c672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c6723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0bea0b"/>
    </style:style>
    <style:style style:name="T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fo:font-style="italic" style:text-underline-style="solid" style:text-underline-width="auto" style:text-underline-color="font-color" officeooo:rsid="000bea0b" style:font-style-asian="italic" style:font-style-complex="italic"/>
    </style:style>
    <style:style style:name="T9" style:family="text">
      <style:text-properties style:text-underline-style="none"/>
    </style:style>
    <style:style style:name="T1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1" style:family="text">
      <style:text-properties fo:font-style="normal" style:text-underline-style="none" officeooo:rsid="000a65e0" style:font-style-asian="normal" style:font-style-complex="normal"/>
    </style:style>
    <style:style style:name="T12" style:family="text">
      <style:text-properties officeooo:rsid="000c9dda"/>
    </style:style>
    <style:style style:name="T13" style:family="text">
      <style:text-properties officeooo:rsid="000cc505"/>
    </style:style>
    <style:style style:name="T14" style:family="text">
      <style:text-properties officeooo:rsid="000fbb9c"/>
    </style:style>
    <style:style style:name="T15" style:family="text">
      <style:text-properties officeooo:rsid="001211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genharia de Requisitos : Atividade dia <text:span text:style-name="T2">03</text:span>/0<text:span text:style-name="T2">6</text:span></text:p>
      <text:p text:style-name="P1"/>
      <text:p text:style-name="P1"><text:span text:style-name="T2">1</text:span>) Caso de uso: Alterar senha de Email –<text:span text:style-name="T3"> </text:span><text:span text:style-name="T4">Analise de classes, método Abbott (Sublinhado = substantivos e adjetivos, itálico e sublinhado são verbos)</text:span></text:p>
      <text:p text:style-name="P1"/>
      <text:p text:style-name="P1">- <text:span text:style-name="T5">Usuário</text:span> <text:span text:style-name="T7">faz login</text:span> no <text:span text:style-name="T5">sistema</text:span></text:p>
      <text:p text:style-name="P1">- <text:span text:style-name="T5">Sistema</text:span> <text:span text:style-name="T7">mostra</text:span> para o <text:span text:style-name="T5">usuário</text:span> a <text:span text:style-name="T5">tela principal</text:span></text:p>
      <text:p text:style-name="P1">- <text:span text:style-name="T5">Usuário</text:span> <text:span text:style-name="T7">clica</text:span> em “<text:span text:style-name="T5">Emails</text:span>” no <text:span text:style-name="T5">menu</text:span> “<text:span text:style-name="T5">Funcionalidades</text:span>”</text:p>
      <text:p text:style-name="P1">- <text:span text:style-name="T5">Sistema</text:span> <text:span text:style-name="T7">expande</text:span> o <text:span text:style-name="T5">menu</text:span> <text:span text:style-name="T7">mostrando </text:span>a opção “<text:span text:style-name="T5">Meus emails</text:span>”</text:p>
      <text:p text:style-name="P1">- <text:span text:style-name="T5">Usuário</text:span> <text:span text:style-name="T7">clica</text:span> em “<text:span text:style-name="T5">Meus emails</text:span>”</text:p>
      <text:p text:style-name="P1">- <text:span text:style-name="T5">Sistema</text:span> <text:span text:style-name="T7">mostra</text:span> para o <text:span text:style-name="T5">usuário</text:span> a <text:span text:style-name="T5">tela com seus emails cadstrados</text:span></text:p>
      <text:p text:style-name="P1">- <text:span text:style-name="T5">Usuário</text:span> <text:span text:style-name="T7">clica</text:span> na opção “<text:span text:style-name="T5">Alteracão de senha de conta de e-mail</text:span>” embaixo da coluna “<text:span text:style-name="T5">Ação</text:span>” da tabela</text:p>
      <text:p text:style-name="P1">- <text:span text:style-name="T6">Sistema</text:span><text:span text:style-name="T1"> </text:span><text:span text:style-name="T8">mostra </text:span><text:span text:style-name="T1">para o </text:span><text:span text:style-name="T6">usuário</text:span><text:span text:style-name="T1"> a </text:span><text:span text:style-name="T6">tela de alteração de senha</text:span></text:p>
      <text:p text:style-name="P1">- <text:span text:style-name="T5">Usuário</text:span> <text:span text:style-name="T7">digita</text:span> a <text:span text:style-name="T5">senha atual</text:span> no campo “<text:span text:style-name="T5">Senha antiga</text:span>” e a <text:span text:style-name="T5">senha nova</text:span> nos campos “<text:span text:style-name="T5">Senha nova</text:span>” e “<text:span text:style-name="T5">Senha nova(repetir)</text:span>” e <text:span text:style-name="T7">clica</text:span> em “<text:span text:style-name="T5">Enviar</text:span>”</text:p>
      <text:p text:style-name="P1">- <text:span text:style-name="T5">Sistema</text:span> <text:span text:style-name="T7">altera</text:span> a s<text:span text:style-name="T10">enha do usuário</text:span> no<text:span text:style-name="T5"> banco de dados</text:span> e <text:span text:style-name="T7">mostra</text:span> ao <text:span text:style-name="T5">usuário</text:span> a <text:span text:style-name="T5">tela de emails cadastrados</text:span> com uma <text:span text:style-name="T5">mensagem de confirmação</text:span> de alteração de senha</text:p>
      <text:p text:style-name="P1"/>
      <text:p text:style-name="P1"/>
      <text:p text:style-name="P1">Nome: <text:span text:style-name="T7">Alterar</text:span> <text:span text:style-name="T5">senha</text:span> de <text:span text:style-name="T5">Email</text:span> de um <text:span text:style-name="T5">aluno</text:span>;</text:p>
      <text:p text:style-name="P1">Importância: Alta</text:p>
      <text:p text:style-name="P1">Sumário: Esse caso de uso <text:span text:style-name="T7">altera</text:span> a <text:span text:style-name="T5">senha</text:span> do <text:span text:style-name="T5">Aluno</text:span> no <text:span text:style-name="T5">sistema</text:span>.</text:p>
      <text:p text:style-name="P1">Ator Primário: <text:span text:style-name="T5">Aluno</text:span></text:p>
      <text:p text:style-name="P1">Atores secundários: <text:span text:style-name="T5">Sistema</text:span></text:p>
      <text:p text:style-name="P1">Précondição: O <text:span text:style-name="T5">usuário</text:span> deve <text:span text:style-name="T7">ser</text:span> cadastrado na <text:span text:style-name="T5">base de dados do SIE</text:span></text:p>
      <text:p text:style-name="P1">Fluxo principal: Igual ao do exercício 2</text:p>
      <text:p text:style-name="P1">Fluxo alterntivo: <text:span text:style-name="T5">Aluno</text:span> <text:span text:style-name="T7">esqueçe</text:span> a <text:span text:style-name="T10">senha atual</text:span> e precisa <text:span text:style-name="T7">Recuperar a senha</text:span> durante o caso de uso</text:p>
      <text:p text:style-name="P1">Fluxos de exceção: <text:span text:style-name="T5">Aluno</text:span> <text:span text:style-name="T7">erra</text:span> a <text:span text:style-name="T5">senha</text:span> e o <text:span text:style-name="T5">sistema</text:span> <text:span text:style-name="T7">avisa</text:span>; O <text:span text:style-name="T5">sistema</text:span> está indisponivel na hora de realização do caso de uso</text:p>
      <text:p text:style-name="P1">Pós condições: O <text:span text:style-name="T5">cadastro</text:span> do <text:span text:style-name="T5">aluno</text:span> <text:span text:style-name="T7">está</text:span> agora com sua <text:span text:style-name="T5">senha nova</text:span>.</text:p>
      <text:p text:style-name="P2">Documentação suplementar: A <text:span text:style-name="T5">interface-usuário</text:span> <text:span text:style-name="T7">deve ser</text:span> <text:span text:style-name="T5">simples</text:span> para variados níveis de conhecimento de computação.</text:p>
      <text:p text:style-name="P2"/>
      <text:p text:style-name="P3">Sinônimos: </text:p>
      <text:p text:style-name="P3"><text:tab/>Aluno = Usuário;</text:p>
      <text:p text:style-name="P3"><text:tab/><text:span text:style-name="T12">Base de dados do SIE = Banco de Dados;</text:span></text:p>
      <text:p text:style-name="P3"><text:tab/><text:span text:style-name="T12">Senha atual = Senha = Senha do usuário;</text:span></text:p>
      <text:p text:style-name="P3"/>
      <text:p text:style-name="P13">Diagrama de casos de uso:</text:p>
      <text:p text:style-name="P13"><text:tab/><text:span text:style-name="T7">Solicitar email</text:span></text:p>
      <text:p text:style-name="P7"><text:span text:style-name="T9"><text:tab/></text:span>Recadastrar email</text:p>
      <text:p text:style-name="P7"><text:span text:style-name="T9"><text:tab/></text:span>Recuperar senha</text:p>
      <text:p text:style-name="P7"><text:span text:style-name="T9"><text:tab/></text:span>Alterar senha no sie</text:p>
      <text:p text:style-name="P7"><text:span text:style-name="T9"><text:tab/></text:span>Buscar meus dados </text:p>
      <text:p text:style-name="P7"><text:span text:style-name="T9"><text:tab/></text:span>Editar email </text:p>
      <text:p text:style-name="P7"><text:span text:style-name="T9"><text:tab/></text:span>Verificar meus emails</text:p>
      <text:p text:style-name="P7"><text:span text:style-name="T9"><text:tab/></text:span>Consultar email </text:p>
      <text:p text:style-name="P13"/>
      <text:p text:style-name="P6">2/3 )</text:p>
      <text:p text:style-name="P3">Classes candidatas:</text:p>
      <text:p text:style-name="P3"><text:tab/>Usuário - Classe</text:p>
      <text:p text:style-name="P3"><text:soft-page-break/><text:tab/>Sistema – Classe</text:p>
      <text:p text:style-name="P4"><text:tab/>Banco de dados – <text:span text:style-name="T12">Classe</text:span></text:p>
      <text:p text:style-name="P4"><text:tab/>Menu – Classe</text:p>
      <text:p text:style-name="P5"><text:tab/><text:span text:style-name="T13">Tela - Classe</text:span></text:p>
      <text:p text:style-name="P4"><text:span text:style-name="T12"><text:tab/>Interfaçe-Usuário – Classe</text:span></text:p>
      <text:p text:style-name="P4"/>
      <text:p text:style-name="P4"><text:tab/>Senha atual – <text:span text:style-name="T12">Atributo de Usuário</text:span></text:p>
      <text:p text:style-name="P4"><text:tab/><text:span text:style-name="T12">Email – Atributo de usuário</text:span></text:p>
      <text:p text:style-name="P4"/>
      <text:p text:style-name="P3"><text:tab/>Emails – <text:span text:style-name="T12">Descartado</text:span></text:p>
      <text:p text:style-name="P3"><text:tab/>Funcionalidades – <text:span text:style-name="T12">Descartado</text:span></text:p>
      <text:p text:style-name="P3"><text:tab/>Meus Emails – <text:span text:style-name="T12">Descartado</text:span></text:p>
      <text:p text:style-name="P3"><text:tab/>Tela com Emails cadastrados – <text:span text:style-name="T14">Instância de Tela</text:span></text:p>
      <text:p text:style-name="P3"><text:tab/>Alteração de senha de conta de Email - <text:span text:style-name="T12">Descartado</text:span></text:p>
      <text:p text:style-name="P3"><text:tab/>Ação – <text:span text:style-name="T12">Descartado</text:span></text:p>
      <text:p text:style-name="P3"><text:tab/>Tela de Alteração de senha – <text:span text:style-name="T14">Instância de Tela</text:span></text:p>
      <text:p text:style-name="P3"><text:tab/>Senha Antiga - <text:span text:style-name="T12">Descartado</text:span></text:p>
      <text:p text:style-name="P3"><text:tab/>Senha Nova - <text:span text:style-name="T12">Descartado</text:span></text:p>
      <text:p text:style-name="P3"><text:tab/>Senha Nova(repetir) - <text:span text:style-name="T12">Descartado</text:span></text:p>
      <text:p text:style-name="P3"><text:tab/>Enviar - <text:span text:style-name="T12">Descartado</text:span></text:p>
      <text:p text:style-name="P3"><text:tab/>Mensagem de confirmação - <text:span text:style-name="T12">Descartado</text:span></text:p>
      <text:p text:style-name="P3"><text:tab/></text:p>
      <text:p text:style-name="P6">4)</text:p>
      <text:p text:style-name="P6"><text:span text:style-name="T11"><text:tab/></text:span></text:p>
      <text:p text:style-name="P9"><text:tab/>Usuário faz login no sistema – <text:span text:style-name="T12">Fazer login: Operações do sistema, interface-usuario, banco de dados e telas</text:span></text:p>
      <text:p text:style-name="P8"/>
      <text:p text:style-name="P8"><text:tab/>Sistema mostra para o usuário a tela principal – <text:span text:style-name="T12">Sistema mostrar tela principal: Operação de Interfaçe-usuário</text:span></text:p>
      <text:p text:style-name="P8"/>
      <text:p text:style-name="P8"><text:s/><text:tab/>Usuário clica em “Emails” no menu “Funcionalidades” - Usuário <text:span text:style-name="T12">Clicar: Ação externa ao sistema</text:span></text:p>
      <text:p text:style-name="P8"/>
      <text:p text:style-name="P8"><text:s/><text:tab/>Sistema expande o menu mostrando a opção “Meus emails” - <text:span text:style-name="T12">Sistema expandir: Operação de interfaçe-usuário</text:span></text:p>
      <text:p text:style-name="P8"/>
      <text:p text:style-name="P8"><text:tab/>Usuário clica em “Meus emails” - <text:span text:style-name="T12">Clicar: Ação externa ao sistema</text:span></text:p>
      <text:p text:style-name="P8"/>
      <text:p text:style-name="P8"><text:s/><text:tab/>Sistema mostra para o usuário a tela com seus emails cadstrados – <text:span text:style-name="T12">Sistema mostrar tela: Operação de interfaçe-usuário</text:span></text:p>
      <text:p text:style-name="P8"/>
      <text:p text:style-name="P8"><text:tab/>Usuário clica na opção “Alteracão de senha de conta de e-mail” embaixo da coluna “Ação” da tabela - Usuário <text:span text:style-name="T12">Clicar: Ação externa ao sistema </text:span></text:p>
      <text:p text:style-name="P8"/>
      <text:p text:style-name="P8"><text:tab/><text:span text:style-name="T1">Sistema mostra para o usuário a tela de alteração de senha </text:span>– <text:span text:style-name="T12">Sistema mostrar tela: Operação de interfaçe-usuário</text:span></text:p>
      <text:p text:style-name="P8"/>
      <text:p text:style-name="P8"><text:s/><text:tab/>Usuário digita a senha atual no campo “Senha antiga” e a senha nova nos campos “Senha nova” e “Senha nova(repetir)” e clica em “Enviar” - <text:s/>Usuário <text:span text:style-name="T12">digitar e clicar: Ações externas ao sistema</text:span></text:p>
      <text:p text:style-name="P8"/>
      <text:p text:style-name="P9"><text:tab/>Sistema altera a senha do usuário no banco de dados e mostra ao usuário a tela de emails <text:soft-page-break/>cadastrados com uma mensagem de confirmação de alteração de senha : <text:span text:style-name="T15">Operações do sistema, interface-usuario, banco de dados e telas; Sistema mostrar tela: Operação de interfaçe-usuário</text:span></text:p>
      <text:p text:style-name="P10"><text:tab/></text:p>
      <text:p text:style-name="P11"><text:tab/><text:span text:style-name="T15">Solicitar email, Recadastrar email, Recuperar senha, Alterar senha no sie, Buscar meus dados , Editar email , Verificar meus emails, Consultar email : Operações do sistema, interface-usuario, banco de dados e telas</text:span></text:p>
      <text:p text:style-name="P10"/>
      <text:p text:style-name="P10"><text:tab/><text:span text:style-name="T13">Relacionamentos:</text:span></text:p>
      <text:p text:style-name="P10"><text:tab/><text:tab/><text:span text:style-name="T13">Sistema possui uma instancia de interfaçe-usuário e banco de dados;</text:span></text:p>
      <text:p text:style-name="P10"><text:tab/><text:tab/><text:span text:style-name="T13">Banco de dados possui N instâncias de Usuário;</text:span></text:p>
      <text:p text:style-name="P10"><text:tab/><text:tab/><text:span text:style-name="T13">Interfaçe-usuário possui N instâncias de Tela;</text:span></text:p>
      <text:p text:style-name="P12"/>
      <text:p text:style-name="P14">6)</text:p>
      <text:p text:style-name="P14"><text:tab/>As classes controle são: Sistema, Banco de dados;</text:p>
      <text:p text:style-name="P14"><text:tab/>As classes fronteira são: interfaçe-usuário, telas;</text:p>
      <text:p text:style-name="P14"><text:tab/>As classes entidade são: Usuár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08:58:02.027569823</meta:creation-date>
    <dc:date>2016-06-08T10:47:17.842282974</dc:date>
    <meta:editing-duration>PT54M9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3" meta:paragraph-count="81" meta:word-count="690" meta:character-count="4311" meta:non-whitespace-character-count="3617"/>
  </office:meta>
</office:document-meta>
</file>